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 office:value-type="string">
            <text:p>2023-08-28_21-25-3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7" office:value-type="string">
            <text:p>2023-08-29_12-23-3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8-28_18-58-02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8-29_01-30-53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7" office:value-type="string">
            <text:p>2023-08-29_07-29-12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起きた時刻 / 2023">
            <text:p>:m :PHOTO 起き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3-08-29_07-31-4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8" office:value-type="string">
            <text:p>2023-08-28_18-41-12_000.mp4</text:p>
          </table:table-cell>
          <table:table-cell table:style-name="ce26" office:value-type="string">
            <text:p>:VIDEO / @自室 / 記録 / jap.flute / 演奏、play / R=1(8/28) / genre=melody,for=~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VIDEO / @自室 / 記録 / jap.flute / 演奏、play / R=1(8/28) / genre=melody,for=~,file-piece-id=~,memo=~,session=hour-18,recording-id=~,other=~ / follow+">
            <text:p>:VIDEO / @自室 / 記録 / jap.flute / 演奏、play / R=1(8/28) / genre=melody,for=~,file-piece-id=~,memo=~,session=hour-18,recording-id=~,other=~ / follow+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7" office:value-type="string">
            <text:p>2023-08-28_18-52-27_000.mp4</text:p>
          </table:table-cell>
          <table:table-cell table:style-name="ce26" office:value-type="string">
            <text:p>:VIDEO / @自室 / 記録 / jap.flute / 演奏、play / R=2(8/28) / genre=melody,for=~,file-piece-id=~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2(8/28) / genre=melody,for=~,file-piece-id=~,memo=~,session=hour-18,recording-id=~,other=~ / follow+">
            <text:p>:VIDEO / @自室 / 記録 / jap.flute / 演奏、play / R=2(8/28) / genre=melody,for=~,file-piece-id=~,memo=~,session=hour-18,recording-id=~,other=~ / follow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 office:value-type="string">
            <text:p>2023-08-28_20-02-35_000.mp4</text:p>
          </table:table-cell>
          <table:table-cell table:style-name="ce26" office:value-type="string">
            <text:p>:VIDEO / @宮前平公園、物置小屋の裏 / 記録 / 猫、ミケ / location=宮前平公園。階段と、餌遣りの壁の、中間。平らになり始める場所。,occation=ミケ。出てきた。動画撮影。しようと思い、回し始める。ミケの鳴き声、一声。のみ。動画、なし。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宮前平公園、物置小屋の裏 / 記録 / 猫、ミケ / location=宮前平公園。階段と、餌遣りの壁の、中間。平らになり始める場所。,occation=ミケ。出てきた。動画撮影。しようと思い、回し始める。ミケの鳴き声、一声。のみ。動画、なし。,other=">
            <text:p>:VIDEO / @宮前平公園、物置小屋の裏 / 記録 / 猫、ミケ / location=宮前平公園。階段と、餌遣りの壁の、中間。平らになり始める場所。,occation=ミケ。出てきた。動画撮影。しようと思い、回し始める。ミケの鳴き声、一声。のみ。動画、なし。,other=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8-28_20-03-55_000.mp4</text:p>
          </table:table-cell>
          <table:table-cell table:style-name="ce26" office:value-type="string">
            <text:p>:VIDEO / @宮前平公園、物置小屋の裏 / 記録 / 猫、ミケ / location=宮前平公園。餌遣りの壁の、前。,occation=ミケを撮影、始める。そしたら、ミケが、突出フェンスの方へ、歩き出してしまう。ライトを、嫌ったか。（２）呼びかける。来な、来な、と。戻ってくる。（３）顔を撫でる。ミケが、撫でる私の右手の、指を、甘噛みする。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宮前平公園、物置小屋の裏 / 記録 / 猫、ミケ / location=宮前平公園。餌遣りの壁の、前。,occation=ミケを撮影、始める。そしたら、ミケが、突出フェンスの方へ、歩き出してしまう。ライトを、嫌ったか。（２）呼びかける。来な、来な、と。戻ってくる。（３）顔を撫でる。ミケが、撫でる私の右手の、指を、甘噛みする。,other=">
            <text:p>:VIDEO / @宮前平公園、物置小屋の裏 / 記録 / 猫、ミケ / location=宮前平公園。餌遣りの壁の、前。,occation=ミケを撮影、始める。そしたら、ミケが、突出フェンスの方へ、歩き出してしまう。ライトを、嫌ったか。（２）呼びかける。来な、来な、と。戻ってくる。（３）顔を撫でる。ミケが、撫でる私の右手の、指を、甘噛みする。,other=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 office:value-type="float" office:value="6">
            <text:p>6</text:p>
          </table:table-cell>
          <table:table-cell table:style-name="ce17" office:value-type="string">
            <text:p>2023-08-28_20-06-27_000.mp4</text:p>
          </table:table-cell>
          <table:table-cell table:style-name="ce26" office:value-type="string">
            <text:p>:VIDEO / @宮前平公園、物置小屋の裏 / 記録 / 猫、ミケ / location=宮前平公園。餌遣りの壁の、前。,occation=ミケ。固形を食べている。動画の最後、また、立ち去ろうとしたのか。カメラは、下を向く。「ミケ」、と、私の、呼びかける声、一度。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VIDEO / @宮前平公園、物置小屋の裏 / 記録 / 猫、ミケ / location=宮前平公園。餌遣りの壁の、前。,occation=ミケ。固形を食べている。動画の最後、また、立ち去ろうとしたのか。カメラは、下を向く。「ミケ」、と、私の、呼びかける声、一度。,other=">
            <text:p>:VIDEO / @宮前平公園、物置小屋の裏 / 記録 / 猫、ミケ / location=宮前平公園。餌遣りの壁の、前。,occation=ミケ。固形を食べている。動画の最後、また、立ち去ろうとしたのか。カメラは、下を向く。「ミケ」、と、私の、呼びかける声、一度。,other=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7" office:value-type="string">
            <text:p>2023-08-28_20-12-38_000.mp4</text:p>
          </table:table-cell>
          <table:table-cell table:style-name="ce26" office:value-type="string">
            <text:p>:VIDEO / @宮前平公園、物置小屋の裏 / 記録 / 猫、ミケ / location=宮前平公園。餌遣りの壁の、前。,occation=ミケ。カメラは、壁から、見上げるように、動く。壁の上、ミケの顔、見える。（２）ミケが、一度、突出の方へ行ってしまって、戻ってきた。その、後か。,other=</text:p>
          </table:table-cell>
          <table:table-cell table:style-name="ce43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VIDEO / @宮前平公園、物置小屋の裏 / 記録 / 猫、ミケ / location=宮前平公園。餌遣りの壁の、前。,occation=ミケ。カメラは、壁から、見上げるように、動く。壁の上、ミケの顔、見える。（２）ミケが、一度、突出の方へ行ってしまって、戻ってきた。その、後か。,other=">
            <text:p>:VIDEO / @宮前平公園、物置小屋の裏 / 記録 / 猫、ミケ / location=宮前平公園。餌遣りの壁の、前。,occation=ミケ。カメラは、壁から、見上げるように、動く。壁の上、ミケの顔、見える。（２）ミケが、一度、突出の方へ行ってしまって、戻ってきた。その、後か。,other=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9">2023/08/29</text:date>, <text:time>17:59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29T17:59:23.76</dc:date>
    <dc:creator>岩淵 謙</dc:creator>
    <meta:editing-duration>P58DT12H40M19S</meta:editing-duration>
    <meta:editing-cycles>19628</meta:editing-cycles>
    <meta:document-statistic meta:table-count="2" meta:cell-count="920" meta:object-count="0"/>
    <meta:user-defined meta:name="qrichtext">1</meta:user-defined>
  </office:meta>
</office:document-meta>
</file>